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Wortlänge</text:p>
          </table:table-cell>
          <table:table-cell office:value-type="string">
            <text:p>Durchschnittliche Häufigkei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33.0810810811">
            <text:p>13633,0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2.037457434733">
            <text:p>632,0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.429499518768">
            <text:p>236,4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6.3084112149533">
            <text:p>86,31</text:p>
          </table:table-cell>
          <table:table-cell table:number-columns-repeated="3"/>
          <table:table-cell>
            <draw:frame table:end-cell-address="Tabelle1.N42" table:end-x="1.41cm" table:end-y="0.187cm" draw:z-index="0" draw:style-name="gr1" svg:width="19.379cm" svg:height="15.815cm" svg:x="0.096cm" svg:y="0.106cm">
              <draw:object draw:notify-on-update-of-ranges="Tabelle1.A1:Tabelle1.A1 Tabelle1.A2:Tabelle1.A42 Tabelle1.B1:Tabelle1.B1 Tabelle1.B2:Tabelle1.B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2736372244015">
            <text:p>47,2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4489449687202">
            <text:p>36,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1654241766538">
            <text:p>27,1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.229808040565">
            <text:p>21,2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9222076951812">
            <text:p>17,9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7236243276789">
            <text:p>14,7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44987631052">
            <text:p>12,9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2337644082092">
            <text:p>12,2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4013418200585">
            <text:p>10,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47093144405084">
            <text:p>8,4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86457831325301">
            <text:p>6,8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47405789186237">
            <text:p>6,4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20247395833333">
            <text:p>6,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98019801980198">
            <text:p>5,9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3857343969967">
            <text:p>4,8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74743202416918">
            <text:p>5,75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4211320754717">
            <text:p>5,42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07960199004975">
            <text:p>4,0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6381842456609">
            <text:p>4,8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06716417910448">
            <text:p>4,0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.59633027522936">
            <text:p>5,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32116788321168">
            <text:p>4,3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12019230769231">
            <text:p>5,12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67948717948718">
            <text:p>4,6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14457831325301">
            <text:p>6,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36206896551724">
            <text:p>2,3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17073170731707">
            <text:p>5,17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625">
            <text:p>5,6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0909090909091">
            <text:p>1,9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.80952380952381">
            <text:p>3,8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5625">
            <text:p>2,56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6923076923077">
            <text:p>1,7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.375">
            <text:p>2,3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875">
            <text:p>1,8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33333333333333">
            <text:p>3,3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285714285714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&gt;40</text:p>
          </table:table-cell>
          <table:table-cell table:formula="of:=SUM([.B43:.B125])" office:value-type="float" office:value="125.063440860215">
            <text:p>125,06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33333333333333">
            <text:p>1,3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33333333333333">
            <text:p>1,3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25">
            <text:p>1,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75">
            <text:p>1,7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16666666666667">
            <text:p>1,1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66666666666667">
            <text:p>1,67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33333333333333">
            <text:p>1,33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8">
            <text:p>1,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.83333333333333">
            <text:p>1,83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09677419354839">
            <text:p>1,1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.08.2012</text:date>, <text:time>13:0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StarOffice/9$Solaris_x86 OpenOffice.org_project/320m12$Build-9483</meta:generator>
    <dc:date>2012-08-20T13:03:36</dc:date>
    <dc:creator>Benjamin Paassen</dc:creator>
    <meta:editing-duration>PT01H32M40S</meta:editing-duration>
    <meta:editing-cycles>1</meta:editing-cycles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minimum="1" chart:maximum="10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8cm" svg:height="15.816cm" xlink:href=".." chart:class="chart:line" chart:style-name="ch1">
        <chart:plot-area chart:style-name="ch2" table:cell-range-address="Tabelle1.A1:Tabelle1.B42" chart:data-source-has-labels="both" svg:x="0.573cm" svg:y="0.316cm" svg:width="18.42cm" svg:height="15.069cm">
          <chart:axis chart:dimension="x" chart:name="primary-x" chart:style-name="ch3">
            <chart:title svg:x="9.328cm" svg:y="15.129cm" chart:style-name="ch4">
              <text:p>Wortlänge</text:p>
            </chart:title>
            <chart:categories table:cell-range-address="Tabelle1.A2:Tabelle1.A42"/>
          </chart:axis>
          <chart:axis chart:dimension="y" chart:name="primary-y" chart:style-name="ch5">
            <chart:title svg:x="0.388cm" svg:y="9.575cm" chart:style-name="ch6">
              <text:p>Durchschnittliche Häufigkeit</text:p>
            </chart:title>
            <chart:grid chart:style-name="ch7" chart:class="major"/>
          </chart:axis>
          <chart:series chart:style-name="ch8" chart:values-cell-range-address="Tabelle1.B2:Tabelle1.B42" chart:label-cell-address="Tabelle1.B1:Tabelle1.B1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B1">Durchschnittliche Häufigkeit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42">1</text:p>
              </table:table-cell>
              <table:table-cell office:value-type="float" office:value="13633.0810810811">
                <text:p text:id="Tabelle1.B2:Tabelle1.B42">13633.08108108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.037457434733">
                <text:p>632.037457434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.429499518768">
                <text:p>236.429499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3084112149533">
                <text:p>86.3084112149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2736372244015">
                <text:p>47.2736372244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4489449687202">
                <text:p>36.4489449687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1654241766538">
                <text:p>27.1654241766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29808040565">
                <text:p>21.229808040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9222076951812">
                <text:p>17.9222076951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236243276789">
                <text:p>14.72362432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44987631052">
                <text:p>12.944987631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337644082092">
                <text:p>12.2337644082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013418200585">
                <text:p>10.4013418200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7093144405084">
                <text:p>8.47093144405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6457831325301">
                <text:p>6.86457831325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7405789186237">
                <text:p>6.47405789186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0247395833333">
                <text:p>6.202473958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8019801980198">
                <text:p>5.98019801980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3857343969967">
                <text:p>4.83857343969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4743202416918">
                <text:p>5.74743202416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211320754717">
                <text:p>5.4211320754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7960199004975">
                <text:p>4.07960199004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6381842456609">
                <text:p>4.86381842456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6716417910448">
                <text:p>4.06716417910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9633027522936">
                <text:p>5.59633027522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2116788321168">
                <text:p>4.32116788321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2019230769231">
                <text:p>5.1201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7948717948718">
                <text:p>4.67948717948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4457831325301">
                <text:p>6.14457831325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6206896551724">
                <text:p>2.36206896551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7073170731707">
                <text:p>5.17073170731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&gt;40</text:p>
              </table:table-cell>
              <table:table-cell office:value-type="float" office:value="125.063440860215">
                <text:p>125.063440860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StarOffice/9$Solaris_x86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